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e37" officeooo:paragraph-rsid="0018ae37"/>
    </style:style>
    <style:style style:name="P2" style:family="paragraph" style:parent-style-name="Header">
      <style:text-properties officeooo:rsid="001ada6d" officeooo:paragraph-rsid="001ada6d"/>
    </style:style>
    <style:style style:name="T1" style:family="text">
      <style:text-properties officeooo:rsid="0018ae37"/>
    </style:style>
    <style:style style:name="T2" style:family="text">
      <style:text-properties officeooo:rsid="001a7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étodo <text:span text:style-name="T1">Á</text:span>gile<text:span text:style-name="T1">s</text:span></text:p>
      <text:h text:style-name="Heading_20_1" text:outline-level="1">Metodología:</text:h>
      <text:p text:style-name="P1">Hemos elegido la metodología Kanban porque es simple e intuitiva (está dividido en columnas de pendiente, en progreso y finalizado), se puede ajustar sobre la marcha y reorganizarla, <text:span text:style-name="T2">permitiendo imprevistos sin tener que rehacer la planificación</text:span>, <text:span text:style-name="T2">se pueden saber fácilmente cuántas tareas hay en curso y además es muy usado en el entorno profesional.</text:span></text:p>
      <text:p text:style-name="P1"/>
      <text:h text:style-name="Heading_20_1" text:outline-level="1">Herramienta:</text:h>
      <text:p text:style-name="P1">Hemos elegido Monday.<text:span text:style-name="T2">com</text:span> porque lo hemos visto útil y facilita el control del progreso, asignar tareas y la comunicación. Se puede dividir el proyecto en fases y ver el avance facilmente y se adapta bien a las metodologías ágiles. También porque la hemos visto fácil de usar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da6d" officeooo:paragraph-rsid="001ada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Guerra López y Marcos Pérez Moreno<text:tab/><text:tab/>2º SMR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1T08:33:43.952000000</meta:creation-date>
    <dc:date>2025-11-11T08:49:00.189000000</dc:date>
    <meta:editing-duration>PT3M56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6" meta:word-count="114" meta:character-count="710" meta:non-whitespace-character-count="601"/>
  </office:meta>
</office:document-meta>
</file>